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3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4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28cm" svg:stroke-color="#000000" draw:marker-start-width="0.242cm" draw:marker-end-width="0.242cm" svg:stroke-opacity="0%" draw:fill-color="#000000" draw:textarea-horizontal-align="justify" draw:textarea-vertical-align="middle" draw:auto-grow-height="false" fo:min-height="0.076cm" fo:min-width="0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solid" svg:stroke-width="0.081cm" svg:stroke-color="#ffcc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8pt" style:font-size-asian="26pt" style:font-size-complex="26pt"/>
    </style:style>
    <style:style style:name="T1" style:family="text">
      <style:text-properties fo:font-size="18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6.998cm" draw:transform="rotate (1.5707963267949) translate (13.397cm 12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22cm" svg:height="2.569cm" draw:transform="rotate (1.5707963267949) translate (16.798cm 19.996cm)">
          <draw:text-box>
            <text:p/>
          </draw:text-box>
        </draw:frame>
        <draw:custom-shape draw:style-name="gr3" draw:text-style-name="P3" draw:layer="layout" svg:width="6.999cm" svg:height="7.001cm" draw:transform="rotate (1.5707963267949) translate (13.398cm 12.4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cm" svg:height="6.998cm" draw:transform="rotate (1.5707963267949) translate (17cm 15.996cm)">
          <text:p/>
          <draw:enhanced-geometry svg:viewBox="0 0 21600 21600" draw:type="rectangle" draw:enhanced-path="M 0 0 L 21600 0 21600 21600 0 21600 0 0 Z N"/>
        </draw:custom-shape>
        <draw:polyline draw:style-name="gr5" draw:text-style-name="P4" draw:layer="layout" svg:width="9.763cm" svg:height="7.729cm" draw:transform="skewX (0.000174532925199524) rotate (-2.19300620513088) translate (27.3148209581996cm 11.3784331507879cm)" svg:viewBox="0 0 9764 7730" draw:points="6921,7730 9764,5690 5687,0 0,4080 2100,7009">
          <text:p/>
        </draw:polyline>
        <draw:custom-shape draw:style-name="gr6" draw:text-style-name="P5" draw:layer="layout" svg:width="0.503cm" svg:height="0.5cm" draw:transform="rotate (1.5707963267949) translate (6.4cm 10.7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6.6cm" svg:y1="10.496cm" svg:x2="17cm" svg:y2="14.296cm">
          <text:p/>
        </draw:line>
        <draw:custom-shape draw:style-name="gr8" draw:text-style-name="P5" draw:layer="layout" svg:width="0.503cm" svg:height="0.5cm" draw:transform="rotate (1.5707963267949) translate (16.8cm 14.6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412cm" svg:height="1.496cm" svg:x="17.1cm" svg:y="13.304cm">
          <draw:text-box>
            <text:p><text:span text:style-name="T1">P</text:span></text:p>
          </draw:text-box>
        </draw:frame>
        <draw:frame draw:style-name="gr9" draw:text-style-name="P6" draw:layer="layout" svg:width="1.412cm" svg:height="1.496cm" svg:x="5.688cm" svg:y="9.3cm">
          <draw:text-box>
            <text:p><text:span text:style-name="T1">O</text:span></text:p>
          </draw:text-box>
        </draw:frame>
        <draw:frame draw:style-name="gr10" draw:text-style-name="P6" draw:layer="layout" svg:width="1.412cm" svg:height="1.673cm" svg:x="7.554cm" svg:y="9.166cm">
          <draw:text-box>
            <text:p><text:span text:style-name="T1">→ <text:s text:c="2"/></text:span><text:span text:style-name="T1">d</text:span></text:p>
          </draw:text-box>
        </draw:frame>
        <draw:line draw:style-name="gr11" draw:text-style-name="P4" draw:layer="layout" svg:x1="6.6cm" svg:y1="10.496cm" svg:x2="8.6cm" svg:y2="11.196cm">
          <text:p/>
        </draw:line>
        <draw:line draw:style-name="gr11" draw:text-style-name="P4" draw:layer="layout" svg:x1="6.58cm" svg:y1="10.475cm" svg:x2="8.58cm" svg:y2="11.175cm">
          <text:p/>
        </draw:line>
        <draw:line draw:style-name="gr11" draw:text-style-name="P4" draw:layer="layout" svg:x1="6.58cm" svg:y1="10.475cm" svg:x2="8.58cm" svg:y2="11.175cm">
          <text:p/>
        </draw:line>
        <draw:line draw:style-name="gr11" draw:text-style-name="P4" draw:layer="layout" svg:x1="16.9cm" svg:y1="14.396cm" svg:x2="14.3cm" svg:y2="14.396cm">
          <text:p/>
        </draw:line>
        <draw:frame draw:style-name="gr10" draw:text-style-name="P6" draw:layer="layout" svg:width="1.412cm" svg:height="1.673cm" svg:x="13.288cm" svg:y="13.527cm">
          <draw:text-box>
            <text:p><text:span text:style-name="T1">→ <text:s text:c="2"/></text:span><text:span text:style-name="T1">n</text:span></text:p>
          </draw:text-box>
        </draw:frame>
        <draw:frame draw:style-name="gr10" draw:text-style-name="P6" draw:layer="layout" svg:width="1.412cm" svg:height="1.673cm" svg:x="16.188cm" svg:y="16.4cm">
          <draw:text-box>
            <text:p><text:span text:style-name="T1">→ <text:s text:c="2"/></text:span><text:span text:style-name="T1">l</text:span></text:p>
          </draw:text-box>
        </draw:frame>
        <draw:line draw:style-name="gr11" draw:text-style-name="P4" draw:layer="layout" svg:x1="17.004cm" svg:y1="14.375cm" svg:x2="16cm" svg:y2="16.896cm">
          <text:p/>
        </draw:line>
        <draw:line draw:style-name="gr12" draw:text-style-name="P4" draw:layer="layout" svg:x1="5.9cm" svg:y1="19.996cm" svg:x2="6.9cm" svg:y2="17.496cm">
          <text:p/>
        </draw:line>
        <draw:line draw:style-name="gr12" draw:text-style-name="P4" draw:layer="layout" svg:x1="7.7cm" svg:y1="19.996cm" svg:x2="8.7cm" svg:y2="17.496cm">
          <text:p/>
        </draw:line>
        <draw:line draw:style-name="gr12" draw:text-style-name="P4" draw:layer="layout" svg:x1="7.1cm" svg:y1="19.996cm" svg:x2="8.1cm" svg:y2="17.496cm">
          <text:p/>
        </draw:line>
        <draw:line draw:style-name="gr12" draw:text-style-name="P4" draw:layer="layout" svg:x1="6.5cm" svg:y1="19.996cm" svg:x2="7.5cm" svg:y2="17.496cm">
          <text:p/>
        </draw:line>
        <draw:line draw:style-name="gr12" draw:text-style-name="P4" draw:layer="layout" svg:x1="8.3cm" svg:y1="19.996cm" svg:x2="9.3cm" svg:y2="17.4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9T23:50:48.167668237</dc:date>
    <meta:editing-duration>PT1H19M51S</meta:editing-duration>
    <meta:editing-cycles>28</meta:editing-cycles>
    <meta:generator>LibreOffice/5.2.2.2$Linux_X86_64 LibreOffice_project/20m0$Build-2</meta:generator>
    <meta:document-statistic meta:object-count="23"/>
  </office:meta>
</office:document-meta>
</file>